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963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Week Day</text:p>
          </table:table-cell>
          <table:table-cell office:value-type="string">
            <text:p>Percent</text:p>
          </table:table-cell>
          <table:table-cell office:value-type="string">
            <text:p>Status</text:p>
            <draw:frame table:end-cell-address="Arkusz1.L34" table:end-x="1.427cm" table:end-y="0.21cm" draw:z-index="0" draw:style-name="gr1" svg:width="19.616cm" svg:height="14.719cm" svg:x="1.194cm" svg:y="0.104cm">
              <draw:object draw:notify-on-update-of-ranges="Arkusz1.A9:Arkusz1.A15 Arkusz1.D32:Arkusz1.D32 Arkusz1.B2:Arkusz1.B8 Arkusz1.E32:Arkusz1.E32 Arkusz1.B9:Arkusz1.B15 Arkusz1.F32:Arkusz1.F32 Arkusz1.B16:Arkusz1.B22 Arkusz1.G32:Arkusz1.G32 Arkusz1.B23:Arkusz1.B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Mon</text:p>
          </table:table-cell>
          <table:table-cell office:value-type="float" office:value="56.462">
            <text:p>56,462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Tue</text:p>
          </table:table-cell>
          <table:table-cell office:value-type="float" office:value="50.858">
            <text:p>50,858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Wed</text:p>
          </table:table-cell>
          <table:table-cell office:value-type="float" office:value="60.453">
            <text:p>60,453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Thu</text:p>
          </table:table-cell>
          <table:table-cell office:value-type="float" office:value="43.947">
            <text:p>43,947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Fri</text:p>
          </table:table-cell>
          <table:table-cell office:value-type="float" office:value="34.985">
            <text:p>34,985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Sat</text:p>
          </table:table-cell>
          <table:table-cell office:value-type="float" office:value="42.77">
            <text:p>42,77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Sun</text:p>
          </table:table-cell>
          <table:table-cell office:value-type="float" office:value="41.681">
            <text:p>41,68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Mon</text:p>
          </table:table-cell>
          <table:table-cell office:value-type="float" office:value="30.077">
            <text:p>30,077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ue</text:p>
          </table:table-cell>
          <table:table-cell office:value-type="float" office:value="39.45">
            <text:p>39,45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Wed</text:p>
          </table:table-cell>
          <table:table-cell office:value-type="float" office:value="25.511">
            <text:p>25,51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hu</text:p>
          </table:table-cell>
          <table:table-cell office:value-type="float" office:value="42.164">
            <text:p>42,164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Fri</text:p>
          </table:table-cell>
          <table:table-cell office:value-type="float" office:value="58.431">
            <text:p>58,43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Sat</text:p>
          </table:table-cell>
          <table:table-cell office:value-type="float" office:value="50.433">
            <text:p>50,433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Sun</text:p>
          </table:table-cell>
          <table:table-cell office:value-type="float" office:value="52.497">
            <text:p>52,497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Mon</text:p>
          </table:table-cell>
          <table:table-cell office:value-type="float" office:value="13.227">
            <text:p>13,227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Tue</text:p>
          </table:table-cell>
          <table:table-cell office:value-type="float" office:value="9.357">
            <text:p>9,357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Wed</text:p>
          </table:table-cell>
          <table:table-cell office:value-type="float" office:value="13.666">
            <text:p>13,666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Thu</text:p>
          </table:table-cell>
          <table:table-cell office:value-type="float" office:value="13.502">
            <text:p>13,502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Fri</text:p>
          </table:table-cell>
          <table:table-cell office:value-type="float" office:value="6.035">
            <text:p>6,035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Sat</text:p>
          </table:table-cell>
          <table:table-cell office:value-type="float" office:value="6.762">
            <text:p>6,762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Sun</text:p>
          </table:table-cell>
          <table:table-cell office:value-type="float" office:value="5.763">
            <text:p>5,763</text:p>
          </table:table-cell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Mon</text:p>
          </table:table-cell>
          <table:table-cell office:value-type="float" office:value="0.234">
            <text:p>0,234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string">
            <text:p>Tue</text:p>
          </table:table-cell>
          <table:table-cell office:value-type="float" office:value="0.334">
            <text:p>0,334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string">
            <text:p>Wed</text:p>
          </table:table-cell>
          <table:table-cell office:value-type="float" office:value="0.37">
            <text:p>0,37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string">
            <text:p>Thu</text:p>
          </table:table-cell>
          <table:table-cell office:value-type="float" office:value="0.388">
            <text:p>0,388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string">
            <text:p>Fri</text:p>
          </table:table-cell>
          <table:table-cell office:value-type="float" office:value="0.549">
            <text:p>0,549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string">
            <text:p>Sat</text:p>
          </table:table-cell>
          <table:table-cell office:value-type="float" office:value="0.036">
            <text:p>0,036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>
          <table:table-cell office:value-type="string">
            <text:p>Sun</text:p>
          </table:table-cell>
          <table:table-cell office:value-type="float" office:value="0.059">
            <text:p>0,059</text:p>
          </table:table-cell>
          <table:table-cell office:value-type="string">
            <text:p>!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Działa</text:p>
          </table:table-cell>
          <table:table-cell office:value-type="string">
            <text:p>Nie działa</text:p>
          </table:table-cell>
          <table:table-cell office:value-type="string">
            <text:p>Nie odpowiada</text:p>
          </table:table-cell>
          <table:table-cell office:value-type="string">
            <text:p>Błąd D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1">31.12.2011</text:date>, <text:time>17:35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31T17:35:36</dc:date>
    <dc:creator>Justyna Gryglicka</dc:creator>
    <meta:generator>OpenOffice.org/3.3$FreeBSD/i386 OpenOffice.org_project/330m20$Build-9567</meta:generator>
    <meta:document-statistic meta:table-count="1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auto-position="true"/>
      <style:text-properties fo:font-size="9pt" style:font-size-asian="9pt" style:font-size-complex="9pt"/>
    </style:style>
    <style:style style:name="ch12" style:family="chart" style:data-style-name="N0">
      <style:chart-properties chart:solid-type="cylinder" chart:symbol-type="named-symbol" chart:symbol-name="square" chart:symbol-width="0.25cm" chart:symbol-height="0.25cm"/>
      <style:graphic-properties draw:stroke="none" draw:fill-color="#008000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symbol-type="automatic" chart:symbol-width="0.175cm" chart:symbol-height="0.175cm"/>
      <style:graphic-properties draw:stroke="none" draw:fill-color="#800000"/>
      <style:text-properties fo:font-size="10pt" style:font-size-asian="10pt" style:font-size-complex="10pt"/>
    </style:style>
    <style:style style:name="ch14" style:family="chart" style:data-style-name="N0">
      <style:chart-properties chart:solid-type="cylinder" chart:symbol-type="automatic" chart:symbol-width="0.175cm" chart:symbol-height="0.175cm"/>
      <style:graphic-properties draw:stroke="none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olid-type="cylinder" chart:symbol-type="automatic" chart:symbol-width="0.175cm" chart:symbol-height="0.175cm"/>
      <style:graphic-properties draw:stroke="non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17cm" svg:height="14.72cm" xlink:href=".." xlink:type="simple" chart:class="chart:bar" chart:style-name="ch1">
        <chart:title svg:x="6.951cm" svg:y="0.43cm" chart:style-name="ch2">
          <text:p>Internet w PSP "Hornsund"</text:p>
        </chart:title>
        <chart:subtitle svg:x="5.954cm" svg:y="1.52cm" chart:style-name="ch3">
          <text:p>Procentowo kiedy działał, kiedy nie działał itd.</text:p>
        </chart:subtitle>
        <chart:legend chart:legend-position="end" svg:x="16.424cm" svg:y="6.354cm" chart:style-name="ch4"/>
        <chart:plot-area chart:style-name="ch5" table:cell-range-address="Arkusz1.A9:Arkusz1.B15 Arkusz1.D32:Arkusz1.G32 Arkusz1.B2:Arkusz1.B8 Arkusz1.B16:Arkusz1.B29" chart:data-source-has-labels="both" svg:x="1.396cm" svg:y="2.487cm" svg:width="12.728cm" svg:height="10.965cm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062cm" svg:y="2.711cm" svg:width="12.062cm" svg:height="10.0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6.666cm" svg:y="13.747cm" chart:style-name="ch7">
              <text:p>Dzień tygodnia</text:p>
            </chart:title>
            <chart:categories table:cell-range-address="Arkusz1.A9:Arkusz1.A15"/>
          </chart:axis>
          <chart:axis chart:dimension="y" chart:name="primary-y" chart:style-name="ch8">
            <chart:title svg:x="0.451cm" svg:y="8.571cm" chart:style-name="ch9">
              <text:p>Procent</text:p>
            </chart:title>
            <chart:grid chart:style-name="ch10" chart:class="major"/>
          </chart:axis>
          <chart:axis chart:dimension="z" chart:name="primary-z" chart:style-name="ch6">
            <chart:title svg:x="14.517cm" svg:y="12.899cm" chart:style-name="ch11">
              <text:p>Zdarzenia</text:p>
            </chart:title>
          </chart:axis>
          <chart:series chart:style-name="ch12" chart:values-cell-range-address="Arkusz1.B2:Arkusz1.B8" chart:label-cell-address="Arkusz1.D32:Arkusz1.D32" chart:class="chart:bar">
            <chart:data-point chart:repeated="7"/>
          </chart:series>
          <chart:series chart:style-name="ch13" chart:values-cell-range-address="Arkusz1.B9:Arkusz1.B15" chart:label-cell-address="Arkusz1.E32:Arkusz1.E32" chart:class="chart:bar">
            <chart:data-point chart:repeated="7"/>
          </chart:series>
          <chart:series chart:style-name="ch14" chart:values-cell-range-address="Arkusz1.B16:Arkusz1.B22" chart:label-cell-address="Arkusz1.F32:Arkusz1.F32" chart:class="chart:bar">
            <chart:data-point chart:repeated="7"/>
          </chart:series>
          <chart:series chart:style-name="ch15" chart:values-cell-range-address="Arkusz1.B23:Arkusz1.B29" chart:label-cell-address="Arkusz1.G32:Arkusz1.G32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ziała</text:p>
                <draw:g>
                  <svg:desc>Arkusz1.D32:Arkusz1.D32</svg:desc>
                </draw:g>
              </table:table-cell>
              <table:table-cell office:value-type="string">
                <text:p>Nie działa</text:p>
                <draw:g>
                  <svg:desc>Arkusz1.E32:Arkusz1.E32</svg:desc>
                </draw:g>
              </table:table-cell>
              <table:table-cell office:value-type="string">
                <text:p>Nie odpowiada</text:p>
                <draw:g>
                  <svg:desc>Arkusz1.F32:Arkusz1.F32</svg:desc>
                </draw:g>
              </table:table-cell>
              <table:table-cell office:value-type="string">
                <text:p>Błąd DNS</text:p>
                <draw:g>
                  <svg:desc>Arkusz1.G32:Arkusz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</text:p>
                <draw:g>
                  <svg:desc>Arkusz1.A9:Arkusz1.A15</svg:desc>
                </draw:g>
              </table:table-cell>
              <table:table-cell office:value-type="float" office:value="56.462">
                <text:p>56.462</text:p>
                <draw:g>
                  <svg:desc>Arkusz1.B2:Arkusz1.B8</svg:desc>
                </draw:g>
              </table:table-cell>
              <table:table-cell office:value-type="float" office:value="30.077">
                <text:p>30.077</text:p>
                <draw:g>
                  <svg:desc>Arkusz1.B9:Arkusz1.B15</svg:desc>
                </draw:g>
              </table:table-cell>
              <table:table-cell office:value-type="float" office:value="13.227">
                <text:p>13.227</text:p>
                <draw:g>
                  <svg:desc>Arkusz1.B16:Arkusz1.B22</svg:desc>
                </draw:g>
              </table:table-cell>
              <table:table-cell office:value-type="float" office:value="0.234">
                <text:p>0.234</text:p>
                <draw:g>
                  <svg:desc>Arkusz1.B23:Arkusz1.B29</svg:desc>
                </draw:g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50.858">
                <text:p>50.858</text:p>
              </table:table-cell>
              <table:table-cell office:value-type="float" office:value="39.45">
                <text:p>39.45</text:p>
              </table:table-cell>
              <table:table-cell office:value-type="float" office:value="9.357">
                <text:p>9.357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60.453">
                <text:p>60.453</text:p>
              </table:table-cell>
              <table:table-cell office:value-type="float" office:value="25.511">
                <text:p>25.511</text:p>
              </table:table-cell>
              <table:table-cell office:value-type="float" office:value="13.666">
                <text:p>13.66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43.947">
                <text:p>43.947</text:p>
              </table:table-cell>
              <table:table-cell office:value-type="float" office:value="42.164">
                <text:p>42.164</text:p>
              </table:table-cell>
              <table:table-cell office:value-type="float" office:value="13.502">
                <text:p>13.502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34.985">
                <text:p>34.985</text:p>
              </table:table-cell>
              <table:table-cell office:value-type="float" office:value="58.431">
                <text:p>58.431</text:p>
              </table:table-cell>
              <table:table-cell office:value-type="float" office:value="6.035">
                <text:p>6.035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Sat</text:p>
              </table:table-cell>
              <table:table-cell office:value-type="float" office:value="42.77">
                <text:p>42.77</text:p>
              </table:table-cell>
              <table:table-cell office:value-type="float" office:value="50.433">
                <text:p>50.433</text:p>
              </table:table-cell>
              <table:table-cell office:value-type="float" office:value="6.762">
                <text:p>6.76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41.681">
                <text:p>41.681</text:p>
              </table:table-cell>
              <table:table-cell office:value-type="float" office:value="52.497">
                <text:p>52.497</text:p>
              </table:table-cell>
              <table:table-cell office:value-type="float" office:value="5.763">
                <text:p>5.763</text:p>
              </table:table-cell>
              <table:table-cell office:value-type="float" office:value="0.059">
                <text:p>0.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FreeBSD/i386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